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Gandhi Sans" svg:font-family="'Gandhi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P1" style:family="paragraph" style:parent-style-name="Standard">
      <style:text-properties officeooo:rsid="0015dc5b" officeooo:paragraph-rsid="0015dc5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dc5b" officeooo:paragraph-rsid="0015dc5b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c5b" officeooo:paragraph-rsid="0015dc5b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5dc5b" officeooo:paragraph-rsid="0015dc5b"/>
    </style:style>
    <style:style style:name="P5" style:family="paragraph" style:parent-style-name="Standard">
      <style:paragraph-properties fo:text-align="center" style:justify-single-word="false"/>
      <style:text-properties style:text-underline-style="none" officeooo:rsid="0015dc5b" officeooo:paragraph-rsid="0015dc5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5dc5b" officeooo:paragraph-rsid="0015dc5b"/>
    </style:style>
    <style:style style:name="P7" style:family="paragraph" style:parent-style-name="Standard">
      <style:text-properties fo:font-style="italic" officeooo:rsid="0015dc5b" officeooo:paragraph-rsid="0015dc5b" style:font-style-asian="italic" style:font-style-complex="italic"/>
    </style:style>
    <style:style style:name="P8" style:family="paragraph" style:parent-style-name="Standard">
      <style:text-properties fo:font-style="italic" officeooo:rsid="0016a241" officeooo:paragraph-rsid="0016a241" style:font-style-asian="italic" style:font-style-complex="italic"/>
    </style:style>
    <style:style style:name="P9" style:family="paragraph" style:parent-style-name="Standard">
      <style:text-properties fo:font-style="italic" fo:font-weight="bold" officeooo:rsid="0016a241" officeooo:paragraph-rsid="0016a241" style:font-style-asian="italic" style:font-weight-asian="bold" style:font-style-complex="italic" style:font-weight-complex="bold"/>
    </style:style>
    <style:style style:name="P10" style:family="paragraph" style:parent-style-name="Standard" style:list-style-name="L2">
      <style:text-properties fo:font-style="italic" fo:font-weight="bold" officeooo:rsid="00171da8" officeooo:paragraph-rsid="00171da8" style:font-style-asian="italic" style:font-weight-asian="bold" style:font-style-complex="italic" style:font-weight-complex="bold"/>
    </style:style>
    <style:style style:name="P11" style:family="paragraph" style:parent-style-name="Standard" style:list-style-name="L3">
      <style:text-properties fo:font-style="italic" fo:font-weight="bold" officeooo:rsid="00171da8" officeooo:paragraph-rsid="00171da8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/9/14 History Notes</text:p>
      <text:p text:style-name="P2">French and Indian War</text:p>
      <text:p text:style-name="P5"/>
      <text:p text:style-name="P3">Major Players</text:p>
      <text:p text:style-name="P6"/>
      <text:list xml:id="list7069500390032829412" text:style-name="L1">
        <text:list-item>
          <text:p text:style-name="P4"><text:span text:style-name="T1">French</text:span></text:p>
        </text:list-item>
        <text:list-item>
          <text:p text:style-name="P4"><text:span text:style-name="T1">British<text:tab/><text:tab/><text:tab/><text:tab/></text:span><text:span text:style-name="T2">All of these want the Ohio River Valley; the Iriquois control it</text:span></text:p>
        </text:list-item>
        <text:list-item>
          <text:p text:style-name="P4"><text:span text:style-name="T1">Iriquois Confederacy</text:span></text:p>
        </text:list-item>
      </text:list>
      <text:p text:style-name="P3"><text:span text:style-name="T1">---------------------------------------------------------------------------------------------------</text:span></text:p>
      <text:p text:style-name="P7">Major Iriquois blunder: <text:span text:style-name="T3">they give trading writes to both England and France</text:span></text:p>
      <text:p text:style-name="P8">===============================================================</text:p>
      <text:p text:style-name="P9"><text:span text:style-name="T3">George Washington – </text:span><text:span text:style-name="T4">21y/o, Lt of Virginia militia makes two major errors</text:span></text:p>
      <text:list xml:id="list619619029154824729" text:style-name="L2">
        <text:list-item>
          <text:p text:style-name="P10"><text:span text:style-name="T4">Jumonville massacre...French come under a white flag and Washington shoots them</text:span></text:p>
        </text:list-item>
        <text:list-item>
          <text:p text:style-name="P10"><text:span text:style-name="T4">Fort Necessity</text:span></text:p>
        </text:list-item>
      </text:list>
      <text:list xml:id="list715534112620635017" text:style-name="L3">
        <text:list-item>
          <text:p text:style-name="P11"><text:span text:style-name="T4">Makes a fort in a swamp, and then comes out of it when he gets attacked. He gets own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Gandhi Sans" svg:font-family="'Gandhi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J Regular" svg:font-family="'Source Han Sans J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ndhi Sans" fo:font-size="11pt" fo:language="en" fo:country="US" style:letter-kerning="true" style:font-name-asian="Source Han Sans J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ndhi Sans" fo:font-size="11pt" fo:language="en" fo:country="US" style:letter-kerning="true" style:font-name-asian="Source Han Sans J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J Regular" style:font-family-asian="'Source Han Sans J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1:09:22.975413764</meta:creation-date>
    <dc:date>2014-09-09T11:21:21.709460672</dc:date>
    <meta:editing-duration>PT11M57S</meta:editing-duration>
    <meta:editing-cycles>3</meta:editing-cycles>
    <meta:generator>LibreOffice/4.3.1.2$Linux_X86_64 LibreOffice_project/430m0$Build-2</meta:generator>
    <meta:document-statistic meta:table-count="0" meta:image-count="0" meta:object-count="0" meta:page-count="1" meta:paragraph-count="13" meta:word-count="88" meta:character-count="652" meta:non-whitespace-character-count="579"/>
  </office:meta>
</office:document-meta>
</file>